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size="26pt" style:font-size-asian="32pt" style:font-size-complex="32pt"/>
    </style:style>
    <style:style style:name="T2" style:family="text">
      <style:text-properties fo:font-size="26pt" fo:font-weight="normal" style:font-size-asian="32pt" style:font-weight-asian="normal" style:font-size-complex="32pt" style:font-weight-complex="normal"/>
    </style:style>
    <style:style style:name="T3" style:family="text">
      <style:text-properties fo:font-size="26pt" style:font-size-asian="32pt" style:font-weight-asian="normal" style:font-size-complex="32pt" style:font-weight-complex="normal"/>
    </style:style>
    <style:style style:name="T4" style:family="text">
      <style:text-properties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QUEU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llection of elemets</text:p>
              </text:list-item>
              <text:list-item>
                <text:p>FIFO</text:p>
              </text:list-item>
              <text:list-item>
                <text:p>FRONT and REAR ends</text:p>
              </text:list-item>
              <text:list-item>
                <text:p>EnQueue,DeQueue,Empt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DT-Stack<text:line-break/>Specifications for a Queu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oid CreateQueue(Queue *q);</text:p>
              </text:list-item>
              <text:list-item>
                <text:p>Precondition:None</text:p>
              </text:list-item>
              <text:list-item>
                <text:p>Postcondition:The Queue has been created and is initialized to be empty</text:p>
              </text:list-item>
              <text:list-item>
                <text:p/>
              </text:list-item>
              <text:list-item>
                <text:p>Void QueueEmpty(Queue *q);</text:p>
              </text:list-item>
              <text:list-item>
                <text:p>Precondition:Queue exists and it has been initiaized</text:p>
              </text:list-item>
              <text:list-item>
                <text:p>Postcondition:Return true if the Queue is empty,False otherwi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Void QueueFull(Queue *s);</text:p>
              </text:list-item>
              <text:list-item>
                <text:p>Precondition:Queue exists and it has been initiaized</text:p>
              </text:list-item>
              <text:list-item>
                <text:p>Postcondition:Return true if the Queue is full,False otherwise</text:p>
              </text:list-item>
              <text:list-item>
                <text:p/>
              </text:list-item>
              <text:list-item>
                <text:p>Void Append(QueueEntry item,Queue *s);</text:p>
              </text:list-item>
              <text:list-item>
                <text:p>Precondition:Queue exists and it is not full</text:p>
              </text:list-item>
              <text:list-item>
                <text:p>Postcondition:entry item has been stored as the last entry in the Que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Void Serve(QueueEntry *item,Queue *q);</text:p>
              </text:list-item>
              <text:list-item>
                <text:p>Precondition:Queue exists and it is not empty</text:p>
              </text:list-item>
              <text:list-item>
                <text:p>Postcondition:First entry has been removed <text:s text:c="2"/>and returned in *item</text:p>
              </text:list-item>
              <text:list-item>
                <text:p/>
              </text:list-item>
              <text:list-item>
                <text:p>Void clearQueue(Queue *q);</text:p>
              </text:list-item>
              <text:list-item>
                <text:p>Precondition:Stack exists and it has been initiaized</text:p>
              </text:list-item>
              <text:list-item>
                <text:p>Postcondition:All entries in the Queue have been deleted; Queue is emp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int QueueSize(Queue *q);</text:p>
              </text:list-item>
              <text:list-item>
                <text:p>Precondition:Queue exists and it has been initiaized</text:p>
              </text:list-item>
              <text:list-item>
                <text:p>Postondition:The function returns the number of entries in the Queue</text:p>
              </text:list-item>
              <text:list-item>
                <text:p/>
              </text:list-item>
              <text:list-item>
                <text:p>Void QueueFront(QueueEntry *item,Queue *q);</text:p>
              </text:list-item>
              <text:list-item>
                <text:p>Precondition:Queue exists and it is not empty</text:p>
              </text:list-item>
              <text:list-item>
                <text:p>Postondition:The entry from the front of the Queue is placed <text:s/>in * item without altering the Queue cont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Void traverseQueue(Queue q</text:span><text:span text:style-name="T2">,void (*</text:span><text:span text:style-name="T3">visit(QueueEntry x));</text:span></text:p>
              </text:list-item>
              <text:list-item>
                <text:p><text:span text:style-name="T4">Precondition:Queue exists and it has been </text:span><text:span text:style-name="T4">initiaized</text:span></text:p>
              </text:list-item>
              <text:list-item>
                <text:p><text:span text:style-name="T4">Postondition:The function that visit points to, has </text:span><text:span text:style-name="T4">been invoked for each entry in the Queue,beginning </text:span><text:span text:style-name="T4">with <text:s/>the entry from the front and proceeding </text:span><text:span text:style-name="T4">towards the rear of the Queu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8T15:08:01.866777182</meta:creation-date>
    <dc:date>2018-08-31T15:02:57.059617039</dc:date>
    <meta:editing-duration>PT15M59S</meta:editing-duration>
    <meta:editing-cycles>3</meta:editing-cycles>
    <meta:generator>LibreOffice/5.1.6.2$Linux_X86_64 LibreOffice_project/10m0$Build-2</meta:generator>
    <meta:document-statistic meta:object-count="45"/>
  </office:meta>
</office:document-meta>
</file>